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5_TTY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4"/>
        <table:table-column table:style-name="co8" table:number-columns-repeated="1014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C_REICHELT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PRICE_SUM</text:p>
          </table:table-cell>
          <table:table-cell table:number-columns-repeated="16375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X1</text:p>
          </table:table-cell>
          <table:table-cell office:value-type="string" table:style-name="ce1">
            <text:p>PIN HEADER</text:p>
          </table:table-cell>
          <table:table-cell office:value-type="string" table:style-name="ce1">
            <text:p>SL 2X10W 2,54</text:p>
          </table:table-cell>
          <table:table-cell office:value-type="currency" office:value="0.15126050420168066" table:formula="of:=0.18/1.19" table:style-name="ce4">
            <text:p>0,15 €</text:p>
          </table:table-cell>
          <table:table-cell office:value-type="currency" office:value="0.15126050420168066" table:formula="of:=[.H2]*[.A2]" table:style-name="ce4">
            <text:p>0,15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A08-2W</text:p>
          </table:table-cell>
          <table:table-cell office:value-type="string" table:style-name="ce1">
            <text:p>MA08-2W</text:p>
          </table:table-cell>
          <table:table-cell office:value-type="string" table:style-name="ce1">
            <text:p>X3</text:p>
          </table:table-cell>
          <table:table-cell table:style-name="ce1"/>
          <table:table-cell office:value-type="string" table:style-name="ce1">
            <text:p>MPE 088-2-006</text:p>
          </table:table-cell>
          <table:table-cell office:value-type="currency" office:value="0.16806722689075632" table:formula="of:=0.2/1.19" table:style-name="ce4">
            <text:p>0,17 €</text:p>
          </table:table-cell>
          <table:table-cell office:value-type="currency" office:value="0.16806722689075632" table:formula="of:=[.H3]*[.A3]" table:style-name="ce4">
            <text:p>0,17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9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10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4]*[.A4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0, R11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10,0K</text:p>
          </table:table-cell>
          <table:table-cell office:value-type="currency" office:value="0.12605042016806722" table:formula="of:=0.15/1.19" table:style-name="ce4">
            <text:p>0,13 €</text:p>
          </table:table-cell>
          <table:table-cell office:value-type="currency" office:value="0.25210084033613445" table:formula="of:=[.H5]*[.A5]" table:style-name="ce4">
            <text:p>0,25 €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5, R17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10,0K</text:p>
          </table:table-cell>
          <table:table-cell office:value-type="currency" office:value="0.12605042016806722" table:formula="of:=0.15/1.19" table:style-name="ce4">
            <text:p>0,13 €</text:p>
          </table:table-cell>
          <table:table-cell office:value-type="currency" office:value="0.25210084033613445" table:formula="of:=[.H6]*[.A6]" table:style-name="ce4">
            <text:p>0,25 €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5R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, R2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15,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5.0420168067226892E-2" table:formula="of:=[.H7]*[.A7]" table:style-name="ce4">
            <text:p>0,05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8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8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180K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8]*[.A8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,3V</text:p>
          </table:table-cell>
          <table:table-cell office:value-type="string" table:style-name="ce1">
            <text:p>ZENER-DIODESOT23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Z-Diode</text:p>
          </table:table-cell>
          <table:table-cell office:value-type="string" table:style-name="ce1">
            <text:p>SMD ZD 3,3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9]*[.A9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3R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6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33,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0]*[.A10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N25</text:p>
          </table:table-cell>
          <table:table-cell office:value-type="string" table:style-name="ce1">
            <text:p>4N35</text:p>
          </table:table-cell>
          <table:table-cell office:value-type="string" table:style-name="ce1">
            <text:p>DIL06</text:p>
          </table:table-cell>
          <table:table-cell office:value-type="string" table:style-name="ce1">
            <text:p>OK1, OK2</text:p>
          </table:table-cell>
          <table:table-cell office:value-type="string" table:style-name="ce1">
            <text:p>MOTOROLA OPTO COUPLER</text:p>
          </table:table-cell>
          <table:table-cell office:value-type="string" table:style-name="ce1">
            <text:p>4N 25</text:p>
          </table:table-cell>
          <table:table-cell office:value-type="currency" office:value="0.42016806722689076" table:formula="of:=0.5/1.19" table:style-name="ce4">
            <text:p>0,42 €</text:p>
          </table:table-cell>
          <table:table-cell office:value-type="currency" office:value="0.84033613445378152" table:formula="of:=[.H11]*[.A11]" table:style-name="ce4">
            <text:p>0,84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20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4,70K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2]*[.A12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ZENER-DIODESOT23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Z-Diode</text:p>
          </table:table-cell>
          <table:table-cell office:value-type="string" table:style-name="ce1">
            <text:p>SMD ZD 5,1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3]*[.A13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68,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4]*[.A14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3, R4, R14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68,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7.5630252100840345E-2" table:formula="of:=[.H15]*[.A15]" table:style-name="ce4">
            <text:p>0,08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2</text:p>
          </table:table-cell>
          <table:table-cell office:value-type="string" table:style-name="ce1">
            <text:p>RESISTOR, European symbol</text:p>
          </table:table-cell>
          <table:table-cell office:value-type="string" table:style-name="ce1">
            <text:p>SMD-0805 82,0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6]*[.A16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08W</text:p>
          </table:table-cell>
          <table:table-cell office:value-type="string" table:style-name="ce1">
            <text:p>AKL18X-08W</text:p>
          </table:table-cell>
          <table:table-cell office:value-type="string" table:style-name="ce1">
            <text:p>AKL182-08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Riacon AKL18X Steckverbinder</text:p>
          </table:table-cell>
          <table:table-cell office:value-type="string" table:style-name="ce1">
            <text:p>AKL 182-08</text:p>
          </table:table-cell>
          <table:table-cell table:style-name="ce4"/>
          <table:table-cell office:value-type="currency" office:value="0" table:formula="of:=[.H17]*[.A17]" table:style-name="ce4">
            <text:p>0,00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Riacon Anschlussklemme</text:p>
          </table:table-cell>
          <table:table-cell office:value-type="string" table:style-name="ce1">
            <text:p>AKL 169-08</text:p>
          </table:table-cell>
          <table:table-cell office:value-type="currency" office:value="1.3865546218487395" table:formula="of:=1.65/1.19" table:style-name="ce4">
            <text:p>1,39 €</text:p>
          </table:table-cell>
          <table:table-cell office:value-type="currency" office:value="1.3865546218487395" table:formula="of:=[.H18]*[.A18]" table:style-name="ce4">
            <text:p>1,39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C847</text:p>
          </table:table-cell>
          <table:table-cell office:value-type="string" table:style-name="ce1">
            <text:p>BC847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NPN TRANSISTOR</text:p>
          </table:table-cell>
          <table:table-cell office:value-type="string" table:style-name="ce1">
            <text:p>BC 847CW SMD</text:p>
          </table:table-cell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H19]*[.A19]" table:style-name="ce4">
            <text:p>0,03 €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C857C</text:p>
          </table:table-cell>
          <table:table-cell office:value-type="string" table:style-name="ce1">
            <text:p>BC857CSMD</text:p>
          </table:table-cell>
          <table:table-cell office:value-type="string" table:style-name="ce1">
            <text:p>SOT23-BEC</text:p>
          </table:table-cell>
          <table:table-cell office:value-type="string" table:style-name="ce1">
            <text:p>Q2, Q3, Q4, Q5, Q6</text:p>
          </table:table-cell>
          <table:table-cell office:value-type="string" table:style-name="ce1">
            <text:p>PNP Transistror</text:p>
          </table:table-cell>
          <table:table-cell office:value-type="string" table:style-name="ce1">
            <text:p>BC 857 NXP</text:p>
          </table:table-cell>
          <table:table-cell office:value-type="currency" office:value="8.4033613445378158E-2" table:formula="of:=0.1/1.19" table:style-name="ce4">
            <text:p>0,08 €</text:p>
          </table:table-cell>
          <table:table-cell office:value-type="currency" office:value="0.42016806722689082" table:formula="of:=[.H20]*[.A20]" table:style-name="ce4">
            <text:p>0,42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n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6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 EL 0603 GR2</text:p>
          </table:table-cell>
          <table:table-cell office:value-type="currency" office:value="0.13445378151260506" table:formula="of:=0.16/1.19" table:style-name="ce4">
            <text:p>0,13 €</text:p>
          </table:table-cell>
          <table:table-cell office:value-type="currency" office:value="0.13445378151260506" table:formula="of:=[.H21]*[.A21]" table:style-name="ce4">
            <text:p>0,13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5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 EL 0603 RT</text:p>
          </table:table-cell>
          <table:table-cell office:value-type="currency" office:value="6.7226890756302532E-2" table:formula="of:=0.08/1.19" table:style-name="ce4">
            <text:p>0,07 €</text:p>
          </table:table-cell>
          <table:table-cell office:value-type="currency" office:value="6.7226890756302532E-2" table:formula="of:=[.H22]*[.A22]" table:style-name="ce4">
            <text:p>0,07 €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MEN 1296.2012</text:p>
          </table:table-cell>
          <table:table-cell office:value-type="currency" office:value="0.48739495798319327" table:formula="of:=0.58/1.19" table:style-name="ce4">
            <text:p>0,49 €</text:p>
          </table:table-cell>
          <table:table-cell office:value-type="currency" office:value="0.48739495798319327" table:formula="of:=[.H23]*[.A23]" table:style-name="ce4">
            <text:p>0,49 €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1">
            <text:p>Jumper</text:p>
          </table:table-cell>
          <table:table-cell office:value-type="string" table:style-name="ce1">
            <text:p>MPE 149-4-002-F0</text:p>
          </table:table-cell>
          <table:table-cell office:value-type="currency" office:value="5.0420168067226892E-2" table:formula="of:=0.06/1.19" table:style-name="ce4">
            <text:p>0,05 €</text:p>
          </table:table-cell>
          <table:table-cell office:value-type="currency" office:value="0" table:formula="of:=[.H24]*[.A24]" table:style-name="ce4">
            <text:p>0,00 €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4"/>
          <table:table-cell office:value-type="currency" office:value="4.5126050420168067" table:formula="of:=SUM([.I2:.I24])" table:style-name="ce3">
            <text:p>4,51 €</text:p>
          </table:table-cell>
          <table:table-cell table:number-columns-repeated="16375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08T15:33:13Z</dc:date>
    <meta:editing-cycles>8</meta:editing-cycles>
    <meta:editing-duration>PT0S</meta:editing-duration>
  </office:meta>
</office:document-meta>
</file>